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7.922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5.2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23cm"/>
    </style:style>
    <style:style style:name="co7" style:family="table-column">
      <style:table-column-properties fo:break-before="auto" style:column-width="6.003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verage Results" table:style-name="ta1">
        <table:shapes>
          <draw:frame draw:z-index="0" draw:style-name="gr1" draw:text-style-name="P1" svg:width="16.001cm" svg:height="9.006cm" svg:x="0.347cm" svg:y="2.148cm">
            <draw:object draw:notify-on-update-of-ranges="'Average Results'.A2:'Average Results'.A4 'Average Results'.B1:'Average Results'.B1 'Average Results'.B2:'Average Results'.B4 'Average Results'.C1:'Average Results'.C1 'Average Results'.C2:'Average Results'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lytics Method</text:p>
          </table:table-cell>
          <table:table-cell office:value-type="string" calcext:value-type="string">
            <text:p>C++ Server (average data analysis rate in mbps)</text:p>
          </table:table-cell>
          <table:table-cell office:value-type="string" calcext:value-type="string">
            <text:p>JS Server (average data analysis rate in mbps)</text:p>
          </table:table-cell>
          <table:table-cell/>
        </table:table-row>
        <table:table-row table:style-name="ro1">
          <table:table-cell office:value-type="string" calcext:value-type="string">
            <text:p>Mutation detection</text:p>
          </table:table-cell>
          <table:table-cell office:value-type="float" office:value="1.53" calcext:value-type="float">
            <text:p>1.53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Genetic Similarity</text:p>
          </table:table-cell>
          <table:table-cell office:value-type="float" office:value="1.7" calcext:value-type="float">
            <text:p>1.7</text:p>
          </table:table-cell>
          <table:table-cell office:value-type="float" office:value="0.054" calcext:value-type="float">
            <text:p>0.054</text:p>
          </table:table-cell>
          <table:table-cell/>
        </table:table-row>
        <table:table-row table:style-name="ro1">
          <table:table-cell office:value-type="string" calcext:value-type="string">
            <text:p>Kmer Analysis</text:p>
          </table:table-cell>
          <table:table-cell office:value-type="float" office:value="0.385" calcext:value-type="float">
            <text:p>0.385</text:p>
          </table:table-cell>
          <table:table-cell office:value-type="float" office:value="0.225" calcext:value-type="float">
            <text:p>0.225</text:p>
          </table:table-cell>
          <table:table-cell/>
        </table:table-row>
      </table:table>
      <table:table table:name="Mutation Results" table:style-name="ta1">
        <table:shapes>
          <draw:frame draw:z-index="0" draw:style-name="gr1" draw:text-style-name="P1" svg:width="16.003cm" svg:height="9.006cm" svg:x="0cm" svg:y="2.978cm">
            <draw:object draw:notify-on-update-of-ranges="'Mutation Results'.B1:'Mutation Results'.B1 'Mutation Results'.B2:'Mutation Results'.B6 'Mutation Results'.C1:'Mutation Results'.C1 'Mutation Results'.C2:'Mutation Results'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est Case Size in Mb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.1" calcext:value-type="float">
            <text:p>5.1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.6" calcext:value-type="float">
            <text:p>71.6</text:p>
          </table:table-cell>
          <table:table-cell office:value-type="float" office:value="34.3" calcext:value-type="float">
            <text:p>34.3</text:p>
          </table:table-cell>
        </table:table-row>
      </table:table>
      <table:table table:name="KMer on sequence length 5" table:style-name="ta1">
        <table:shapes>
          <draw:frame draw:z-index="0" draw:style-name="gr1" draw:text-style-name="P1" svg:width="16.003cm" svg:height="9.006cm" svg:x="0.062cm" svg:y="2.343cm">
            <draw:object draw:notify-on-update-of-ranges="'KMer on sequence length 5'.B1:'KMer on sequence length 5'.B1 'KMer on sequence length 5'.B2:'KMer on sequence length 5'.B5 'KMer on sequence length 5'.C1:'KMer on sequence length 5'.C1 'KMer on sequence length 5'.C2:'KMer on sequence length 5'.C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Test Case Size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8" calcext:value-type="float">
            <text:p>8.78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1" calcext:value-type="float">
            <text:p>42.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4" calcext:value-type="float">
            <text:p>31.4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.15" calcext:value-type="float">
            <text:p>50.15</text:p>
          </table:table-cell>
          <table:table-cell office:value-type="float" office:value="55.23" calcext:value-type="float">
            <text:p>55.23</text:p>
          </table:table-cell>
        </table:table-row>
      </table:table>
      <table:table table:name="Genome Sim" table:style-name="ta1">
        <table:shapes>
          <draw:frame draw:z-index="0" draw:style-name="gr1" draw:text-style-name="P1" svg:width="16.003cm" svg:height="9.006cm" svg:x="0cm" svg:y="2.38cm">
            <draw:object draw:notify-on-update-of-ranges="'Genome Sim'.B1:'Genome Sim'.B1 'Genome Sim'.B2:'Genome Sim'.B5 'Genome Sim'.C1:'Genome Sim'.C1 'Genome Sim'.C2:'Genome Sim'.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est Cases Combined Size (Mb)</text:p>
          </table:table-cell>
          <table:table-cell office:value-type="string" calcext:value-type="string">
            <text:p>C++ time (secs)</text:p>
          </table:table-cell>
          <table:table-cell office:value-type="string" calcext:value-type="string">
            <text:p>JS Time(secs)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80.42" calcext:value-type="float">
            <text:p>80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01" calcext:value-type="float">
            <text:p>11.01</text:p>
          </table:table-cell>
          <table:table-cell office:value-type="float" office:value="370.4" calcext:value-type="float">
            <text:p>37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35" calcext:value-type="float">
            <text:p>10.35</text:p>
          </table:table-cell>
          <table:table-cell office:value-type="float" office:value="327.8" calcext:value-type="float">
            <text:p>327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482.01" calcext:value-type="float">
            <text:p>48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7:05:34.879635697</meta:creation-date>
    <dc:date>2024-04-09T15:53:57.926983819</dc:date>
    <meta:editing-duration>PT53M51S</meta:editing-duration>
    <meta:editing-cycles>8</meta:editing-cycles>
    <meta:generator>LibreOffice/7.3.7.2$Linux_X86_64 LibreOffice_project/30$Build-2</meta:generator>
    <meta:document-statistic meta:table-count="4" meta:cell-count="6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title svg:x="4.452cm" svg:y="0.316cm" chart:style-name="ch2">
          <text:p>Analysis Rate Comparison (Mbps) </text:p>
        </chart:title>
        <chart:legend chart:legend-position="end" svg:x="11.278cm" svg:y="3.558cm" style:legend-expansion="high" chart:style-name="ch3"/>
        <chart:plot-area chart:style-name="ch4" table:cell-range-address="'Average Results'.A1:'Average Results'.C4" chart:data-source-has-labels="both" svg:x="0.32cm" svg:y="1.275cm" svg:width="10.638cm" svg:height="7.552cm">
          <chart:coordinate-region svg:x="0.756cm" svg:y="1.474cm" svg:width="10.202cm" svg:height="6.706cm"/>
          <chart:axis chart:dimension="x" chart:name="primary-x" chart:style-name="ch5" chartooo:axis-type="auto">
            <chartooo:date-scale/>
            <chart:categories table:cell-range-address="'Average Results'.A2:'Average Results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verage Results'.B2:'Average Results'.B4" chart:label-cell-address="'Average Results'.B1:'Average Results'.B1" chart:class="chart:bar">
            <chart:data-point chart:repeated="3"/>
          </chart:series>
          <chart:series chart:style-name="ch9" chart:values-cell-range-address="'Average Results'.C2:'Average Results'.C4" chart:label-cell-address="'Average Results'.C1:'Average Results'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Server (average data analysis rate in mbps)</text:p>
                <draw:g>
                  <svg:desc>'Average Results'.B1:'Average Results'.B1</svg:desc>
                </draw:g>
              </table:table-cell>
              <table:table-cell office:value-type="string">
                <text:p>JS Server (average data analysis rate in mbps)</text:p>
                <draw:g>
                  <svg:desc>'Average Results'.C1:'Average Resul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ation detection</text:p>
                <draw:g>
                  <svg:desc>'Average Results'.A2:'Average Results'.A4</svg:desc>
                </draw:g>
              </table:table-cell>
              <table:table-cell office:value-type="float" office:value="1.53">
                <text:p>1.53</text:p>
                <draw:g>
                  <svg:desc>'Average Results'.B2:'Average Results'.B4</svg:desc>
                </draw:g>
              </table:table-cell>
              <table:table-cell office:value-type="float" office:value="4.8">
                <text:p>4.8</text:p>
                <draw:g>
                  <svg:desc>'Average Results'.C2:'Average Results'.C4</svg:desc>
                </draw:g>
              </table:table-cell>
            </table:table-row>
            <table:table-row>
              <table:table-cell office:value-type="string">
                <text:p>Genetic Similarity</text:p>
              </table:table-cell>
              <table:table-cell office:value-type="float" office:value="1.7">
                <text:p>1.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Kmer Analysis</text:p>
              </table:table-cell>
              <table:table-cell office:value-type="float" office:value="0.385">
                <text:p>0.385</text:p>
              </table:table-cell>
              <table:table-cell office:value-type="float" office:value="0.225">
                <text:p>0.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122cm" svg:y="0.316cm" chart:style-name="ch2">
          <text:p>Response Time for Mutation Detection</text:p>
        </chart:title>
        <chart:legend chart:legend-position="end" svg:x="12.762cm" svg:y="3.955cm" style:legend-expansion="high" chart:style-name="ch3"/>
        <chart:plot-area chart:style-name="ch4" table:cell-range-address="'Mutation Results'.B1:'Mutation Results'.C6" chart:data-source-has-labels="row" svg:x="0.32cm" svg:y="1.275cm" svg:width="12.122cm" svg:height="7.552cm">
          <chart:coordinate-region svg:x="0.941cm" svg:y="1.474cm" svg:width="11.5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utation Results'.B2:'Mutation Results'.B6" chart:label-cell-address="'Mutation Results'.B1:'Mutation Results'.B1" chart:class="chart:bar">
            <chart:data-point chart:repeated="5"/>
          </chart:series>
          <chart:series chart:style-name="ch9" chart:values-cell-range-address="'Mutation Results'.C2:'Mutation Results'.C6" chart:label-cell-address="'Mutation Results'.C1:'Mutation Results'.C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Mutation Results'.B1:'Mutation Results'.B1</svg:desc>
                </draw:g>
              </table:table-cell>
              <table:table-cell office:value-type="string">
                <text:p>JS Time(secs)</text:p>
                <draw:g>
                  <svg:desc>'Mutation Results'.C1:'Mutation Result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">
                <text:p>3.2</text:p>
                <draw:g>
                  <svg:desc>'Mutation Results'.B2:'Mutation Results'.B6</svg:desc>
                </draw:g>
              </table:table-cell>
              <table:table-cell office:value-type="float" office:value="0.84">
                <text:p>0.84</text:p>
                <draw:g>
                  <svg:desc>'Mutation Results'.C2:'Mutation Results'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">
                <text:p>5.9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">
                <text:p>5.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6">
                <text:p>71.6</text:p>
              </table:table-cell>
              <table:table-cell office:value-type="float" office:value="34.3">
                <text:p>34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2.654cm" svg:y="0.316cm" chart:style-name="ch2">
          <text:p>Response Time Comparison for KMer Analysis (K=5)</text:p>
        </chart:title>
        <chart:legend chart:legend-position="end" svg:x="12.762cm" svg:y="3.955cm" style:legend-expansion="high" chart:style-name="ch3"/>
        <chart:plot-area chart:style-name="ch4" table:cell-range-address="'KMer on sequence length 5'.B1:'KMer on sequence length 5'.C5" chart:data-source-has-labels="row" svg:x="0.32cm" svg:y="1.275cm" svg:width="12.122cm" svg:height="7.552cm">
          <chart:coordinate-region svg:x="0.941cm" svg:y="1.474cm" svg:width="11.5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Mer on sequence length 5'.B2:'KMer on sequence length 5'.B5" chart:label-cell-address="'KMer on sequence length 5'.B1:'KMer on sequence length 5'.B1" chart:class="chart:bar">
            <chart:data-point chart:repeated="4"/>
          </chart:series>
          <chart:series chart:style-name="ch9" chart:values-cell-range-address="'KMer on sequence length 5'.C2:'KMer on sequence length 5'.C5" chart:label-cell-address="'KMer on sequence length 5'.C1:'KMer on sequence length 5'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KMer on sequence length 5'.B1:'KMer on sequence length 5'.B1</svg:desc>
                </draw:g>
              </table:table-cell>
              <table:table-cell office:value-type="string">
                <text:p>JS Time(secs)</text:p>
                <draw:g>
                  <svg:desc>'KMer on sequence length 5'.C1:'KMer on sequence length 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78">
                <text:p>8.78</text:p>
                <draw:g>
                  <svg:desc>'KMer on sequence length 5'.B2:'KMer on sequence length 5'.B5</svg:desc>
                </draw:g>
              </table:table-cell>
              <table:table-cell office:value-type="float" office:value="10.24">
                <text:p>10.24</text:p>
                <draw:g>
                  <svg:desc>'KMer on sequence length 5'.C2:'KMer on sequence length 5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1">
                <text:p>42.1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">
                <text:p>31.4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15">
                <text:p>50.15</text:p>
              </table:table-cell>
              <table:table-cell office:value-type="float" office:value="55.23">
                <text:p>55.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1.794cm" svg:y="0.316cm" chart:style-name="ch2">
          <text:p>Response Time Comparison for Genetic Similarity Calculation</text:p>
        </chart:title>
        <chart:legend chart:legend-position="end" svg:x="12.762cm" svg:y="3.955cm" style:legend-expansion="high" chart:style-name="ch3"/>
        <chart:plot-area chart:style-name="ch4" table:cell-range-address="'Genome Sim'.B1:'Genome Sim'.C5" chart:data-source-has-labels="row" svg:x="0.32cm" svg:y="1.275cm" svg:width="12.122cm" svg:height="7.552cm">
          <chart:coordinate-region svg:x="1.127cm" svg:y="1.475cm" svg:width="11.315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enome Sim'.B2:'Genome Sim'.B5" chart:label-cell-address="'Genome Sim'.B1:'Genome Sim'.B1" chart:class="chart:bar">
            <chart:data-point chart:repeated="4"/>
          </chart:series>
          <chart:series chart:style-name="ch9" chart:values-cell-range-address="'Genome Sim'.C2:'Genome Sim'.C5" chart:label-cell-address="'Genome Sim'.C1:'Genome Sim'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 time (secs)</text:p>
                <draw:g>
                  <svg:desc>'Genome Sim'.B1:'Genome Sim'.B1</svg:desc>
                </draw:g>
              </table:table-cell>
              <table:table-cell office:value-type="string">
                <text:p>JS Time(secs)</text:p>
                <draw:g>
                  <svg:desc>'Genome Sim'.C1:'Genome Sim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'Genome Sim'.B2:'Genome Sim'.B5</svg:desc>
                </draw:g>
              </table:table-cell>
              <table:table-cell office:value-type="float" office:value="80.42">
                <text:p>80.42</text:p>
                <draw:g>
                  <svg:desc>'Genome Sim'.C2:'Genome Sim'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01">
                <text:p>11.01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5">
                <text:p>10.35</text:p>
              </table:table-cell>
              <table:table-cell office:value-type="float" office:value="327.8">
                <text:p>32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8">
                <text:p>13.8</text:p>
              </table:table-cell>
              <table:table-cell office:value-type="float" office:value="482.01">
                <text:p>482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